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76"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23" office:value-type="string" calcext:value-type="string" table:number-columns-spanned="1" table:number-rows-spanned="2">
            <text:p>读入方式</text:p>
          </table:table-cell>
          <table:table-cell table:style-name="ce52" office:value-type="string" calcext:value-type="string" table:number-columns-spanned="2" table:number-rows-spanned="1">
            <text:p>使用时间（毫秒）</text:p>
          </table:table-cell>
          <table:covered-table-cell table:style-name="ce23"/>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3">
          <table:table-cell table:style-name="ce83"/>
          <table:covered-table-cell table:style-name="ce23"/>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7">
          <table:table-cell table:style-name="ce83"/>
          <table:table-cell table:style-name="ce23"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22">
          <table:table-cell table:style-name="ce83"/>
          <table:table-cell table:style-name="ce23" office:value-type="string" calcext:value-type="string" table:number-columns-spanned="1" table:number-rows-spanned="2">
            <text:p>算法名称</text:p>
          </table:table-cell>
          <table:table-cell table:style-name="ce52"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23">
          <table:table-cell table:style-name="ce83"/>
          <table:covered-table-cell table:style-name="ce23"/>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30"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covered-table-cell table:style-name="ce30"/>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07"/>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07"/>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07"/>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07"/>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07"/>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07"/>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mm" svg:x="1.08mm" svg:y="2.5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mm" svg:x="0.79mm" svg:y="2.1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9mm" svg:x="1.24mm" svg:y="2.1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6">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3mm" svg:x="0.73mm" svg:y="3.5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1mm" svg:x="1.24mm" svg:y="1.1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3mm" svg:x="0.99mm" svg:y="1.2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06">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07:22:17.67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8T16:14:33.300000000</dc:date>
    <meta:editing-duration>P69DT14H24M30S</meta:editing-duration>
    <meta:editing-cycles>1347</meta:editing-cycles>
    <meta:generator>LibreOffice/6.0.1.1$Windows_X86_64 LibreOffice_project/60bfb1526849283ce2491346ed2aa51c465abfe6</meta:generator>
    <dc:creator>Zhuang Yumin</dc:creator>
    <meta:document-statistic meta:table-count="3" meta:cell-count="2165" meta:object-count="17"/>
  </office:meta>
</office:document-meta>
</file>